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9a866" officeooo:paragraph-rsid="0009a866"/>
    </style:style>
    <style:style style:name="P2" style:family="paragraph" style:parent-style-name="Standard">
      <style:text-properties fo:font-weight="bold" officeooo:rsid="0009a866" officeooo:paragraph-rsid="0009a866" style:font-weight-asian="bold" style:font-weight-complex="bold"/>
    </style:style>
    <style:style style:name="T1" style:family="text">
      <style:text-properties officeooo:rsid="000b4e6a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aper Title</text:span></text:p>
      <text:p text:style-name="P1"/>
      <text:p text:style-name="P2">The specific problem the paper addresses</text:p>
      <text:p text:style-name="P1"/>
      <text:p text:style-name="P2">Key limitations to previous solutions</text:p>
      <text:p text:style-name="P1"/>
      <text:p text:style-name="P2">The innovation of this paper</text:p>
      <text:p text:style-name="P1"/>
      <text:p text:style-name="P2">The method and how it works</text:p>
      <text:p text:style-name="P1"/>
      <text:p text:style-name="P2">Key experimental results</text:p>
      <text:p text:style-name="P1"/>
      <text:p text:style-name="P2">How convincing the paper was over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09:49:47</meta:creation-date>
    <dc:date>2013-11-23T00:17:14</dc:date>
    <meta:editing-duration>PT17S</meta:editing-duration>
    <meta:editing-cycles>3</meta:editing-cycles>
    <meta:generator>LibreOffice/4.0.2.2$Linux_X86_64 LibreOffice_project/400m0$Build-2</meta:generator>
    <meta:document-statistic meta:table-count="0" meta:image-count="0" meta:object-count="0" meta:page-count="1" meta:paragraph-count="7" meta:word-count="33" meta:character-count="203" meta:non-whitespace-character-count="177"/>
  </office:meta>
</office:document-meta>
</file>